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ResultSetAccessException.InvalidResultSetAccessException( SQL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ResultSetAccessException.InvalidResultSetAccessException( String task , String sql , SQL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ResultSetAccessException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ResultSetAccessException.getSQ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